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6000004B3E3E7A0CF4B6DD84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357cm" svg:height="27.153cm" svg:x="7cm" svg:y="1.347cm">
          <draw:image xlink:href="Pictures/1000000000000146000004B3E3E7A0CF4B6DD84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23:43:59.462991047</meta:creation-date>
    <dc:date>2024-12-11T23:49:42.075846186</dc:date>
    <meta:editing-duration>PT5M43S</meta:editing-duration>
    <meta:editing-cycles>1</meta:editing-cycles>
    <meta:document-statistic meta:object-count="1"/>
    <meta:generator>LibreOffice/7.3.7.2$Linux_X86_64 LibreOffice_project/30$Build-2</meta:generator>
  </office:meta>
</office:document-meta>
</file>